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orkflowUtil.canInvoke( ServiceManager manager , Session session , Logger logger , Document document , String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orkflowUtil.getWorkflowable( ServiceManager manager , Session session , Logger logger ,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orkflowUtil.invoke( ServiceManager manager , Session session , Logger logger , DocumentSet documentSet , String event , boolean fo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WorkflowUtil.getWorkflowSchema( ServiceManager manager , Session session , Logger logger , Document docu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WorkflowUtil.canInvoke( ServiceManager manager , Session session , Logger logger , DocumentSet documents , String ev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WorkflowUtil.invoke( ServiceManager manager , Session session , Logger logger , Document document , String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orkflowUtil.invoke( ServiceManager manager , Session session , Logger logger , Document document , String event , boolean fo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orkflowUtil.hasWorkflow( ServiceManager manager , Session session , Logger logger , Document docu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